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List15035735255935">
        <text:list-item>
          <text:p text:style-name="podBulletItem">Aa</text:p>
        </text:list-item>
        <text:list-item>
          <text:p text:style-name="podBulletItem">Bb</text:p>
          <text:list text:style-name="List15035735255935">
            <text:list-item>
              <text:p text:style-name="podBulletItem">Sub</text:p>
            </text:list-item>
          </text:list>
        </text:list-item>
      </text:list>
      <text:list text:style-name="List15035735255965" text:continue-numbering="false">
        <text:list-item>
          <text:p text:style-name="podNumberItem">UN</text:p>
        </text:list-item>
        <text:list-item>
          <text:p text:style-name="podNumberItem">Deux</text:p>
          <text:list text:style-name="List15035735255965">
            <text:list-item>
              <text:p text:style-name="podNumberItem">SubDeux</text:p>
            </text:list-item>
          </text:list>
        </text:list-item>
        <text:list-item>
          <text:p text:style-name="podNumberItem">Trois</text:p>
          <text:list text:style-name="List15035735255965">
            <text:list-item>
              <text:p text:style-name="podNumberItem">SubTrois</text:p>
            </text:list-item>
          </text:list>
        </text:list-item>
        <text:list-item>
          <text:p text:style-name="podNumberItem">Quatre</text:p>
        </text:list-item>
      </text:list>
      <text:list text:style-name="List15035735255965" text:continue-numbering="false">
        <text:list-item>
          <text:p text:style-name="podNumberItem">Numbered</text:p>
        </text:list-item>
        <text:list-item>
          <text:list text:style-name="List15035735255965">
            <text:list-item>
              <text:p text:style-name="podNumberItem">Sub</text:p>
            </text:list-item>
          </text:list>
        </text:list-item>
        <text:list-item>
          <text:p text:style-name="podNumberItem">Numbered</text:p>
          <text:list text:style-name="List15035735255965">
            <text:list-item>
              <text:p text:style-name="podNumberItem">Sub2</text:p>
            </text:list-item>
          </text:list>
        </text:list-item>
        <text:list-item>
          <text:p text:style-name="podNumberItem">Numbered</text:p>
        </text:list-item>
      </text:list>
      <text:p>-</text:p>
      <text:list text:style-name="List15035735255965" text:continue-numbering="false">
        <text:list-item>
          <text:list text:style-name="List15035735255965">
            <text:list-item>
              <text:list text:style-name="List15035735255965">
                <text:list-item>
                  <text:p text:style-name="podNumberItem"><text:span text:style-name="CS1">Contrôles des revenu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style="italic" style:text-underline-style="solid"/>
    </style:style>
    <text:list-style style:name="List15035735255965">
      <text:list-level-style-number text:level="1" text:style-name="podNumberStyle" style:num-suffix=")" style:num-format="1">
        <style:list-level-properties text:space-before="0.25in" text:min-label-width="0.25in"/>
      </text:list-level-style-number>
      <text:list-level-style-number text:level="2" text:style-name="podNumberStyle" style:num-suffix=")" style:num-format="1">
        <style:list-level-properties text:space-before="0.5in" text:min-label-width="0.25in"/>
      </text:list-level-style-number>
      <text:list-level-style-number text:level="3" text:style-name="podNumberStyle" style:num-suffix=")" style:num-format="1">
        <style:list-level-properties text:space-before="0.75in" text:min-label-width="0.25in"/>
      </text:list-level-style-number>
      <text:list-level-style-number text:level="4" text:style-name="podNumberStyle" style:num-suffix=")" style:num-format="1">
        <style:list-level-properties text:space-before="1in" text:min-label-width="0.25in"/>
      </text:list-level-style-number>
    </text:list-style>
    <text:list-style style:name="List15035735255935">
      <text:list-level-style-bullet text:level="1" text:style-name="podBulletStyle" text:bullet-char="~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~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~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~">
        <style:list-level-properties text:space-before="1in" text:min-label-width="0.25in"/>
        <style:text-properties style:font-name="PodStarSymbol"/>
      </text:list-level-style-bullet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